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open office text compare</text:p>
      <text:p text:style-name="Standard">new odt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ry Steck</meta:initial-creator>
    <meta:creation-date>2015-01-21T14:11:30</meta:creation-date>
    <dc:date>2015-01-21T14:22:45</dc:date>
    <dc:creator>Larry Steck</dc:creator>
    <meta:editing-duration>PT43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2" meta:word-count="8" meta:character-count="41"/>
  </office:meta>
</office:document-meta>
</file>